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Courier" svg:font-family="Courier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4" style:family="presentation" style:parent-style-name="Title_20_Sl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8.036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9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fill-color="#ffffff" fo:min-height="8.571cm"/>
    </style:style>
    <style:style style:name="pr12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6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8.036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3" style:family="paragraph">
      <style:paragraph-properties fo:margin-left="0cm" fo:margin-right="0cm" fo:margin-top="0.26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7" style:family="paragraph">
      <style:paragraph-properties fo:margin-left="0cm" fo:margin-right="0cm" fo:margin-top="0.265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12" style:family="paragraph"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14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26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style:paragraph-properties fo:margin-top="0cm" fo:margin-bottom="0cm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0.1999998092651pt" fo:letter-spacing="normal" fo:font-style="normal" style:text-underline-style="none" fo:font-weight="normal" style:font-size-asian="10.1999998092651pt" style:font-style-asian="normal" style:font-weight-asian="normal" style:font-size-complex="10.199999809265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13" style:family="text">
      <style:text-properties fo:font-variant="normal" fo:text-transform="none" fo:color="#0563c1" style:text-line-through-style="none" style:text-line-through-type="none" style:text-position="0% 100%" style:font-name="Calibri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563c1" style:text-line-through-style="none" style:text-line-through-type="none" style:text-position="0% 100%" style:font-name="Calibri" fo:font-size="21pt" fo:letter-spacing="normal" fo:font-style="normal" style:text-underline-style="solid" style:text-underline-width="auto" style:text-underline-color="font-color" fo:font-weight="normal" style:font-size-asian="21pt" style:font-style-asian="normal" style:font-weight-asian="normal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47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9.049cm" svg:height="2.152cm" svg:x="3.175cm" svg:y="4.826cm" presentation:class="title" presentation:user-transformed="true">
          <draw:text-box>
            <text:p text:style-name="P1"><text:span text:style-name="T1">v</text:span><text:span text:style-name="T1">i</text:span><text:span text:style-name="T1">m</text:span><text:span text:style-name="T1"> </text:span><text:span text:style-name="T1">E</text:span><text:span text:style-name="T1">s</text:span><text:span text:style-name="T1">s</text:span><text:span text:style-name="T1">e</text:span><text:span text:style-name="T1">n</text:span><text:span text:style-name="T1">t</text:span><text:span text:style-name="T1">i</text:span><text:span text:style-name="T1">a</text:span><text:span text:style-name="T1">l</text:span><text:span text:style-name="T1">s</text:span></text:p>
          </draw:text-box>
        </draw:frame>
        <draw:frame draw:name="Subtitle 2" presentation:style-name="pr2" draw:text-style-name="P4" draw:layer="layout" svg:width="19.049cm" svg:height="3.449cm" svg:x="3.175cm" svg:y="7.504cm" presentation:class="subtitle" presentation:user-transformed="true">
          <draw:text-box>
            <text:p text:style-name="P3"><text:span text:style-name="T2">K</text:span><text:span text:style-name="T2">e</text:span><text:span text:style-name="T2">t</text:span><text:span text:style-name="T2">a</text:span><text:span text:style-name="T2">n </text:span><text:span text:style-name="T2">M</text:span><text:span text:style-name="T2">. </text:span><text:span text:style-name="T2">(k</text:span><text:span text:style-name="T2">m</text:span><text:span text:style-name="T3">0</text:span><text:span text:style-name="T4">@</text:span><text:span text:style-name="T4">o</text:span><text:span text:style-name="T4">r</text:span><text:span text:style-name="T4">n</text:span><text:span text:style-name="T4">l.</text:span><text:span text:style-name="T4">g</text:span><text:span text:style-name="T4">o</text:span><text:span text:style-name="T4">v)</text:span></text:p>
            <text:p text:style-name="P3"><text:span text:style-name="T4">O</text:span><text:span text:style-name="T4">a</text:span><text:span text:style-name="T4">k </text:span><text:span text:style-name="T4">R</text:span><text:span text:style-name="T4">i</text:span><text:span text:style-name="T4">d</text:span><text:span text:style-name="T4">g</text:span><text:span text:style-name="T4">e </text:span><text:span text:style-name="T4">N</text:span><text:span text:style-name="T4">a</text:span><text:span text:style-name="T4">ti</text:span><text:span text:style-name="T4">o</text:span><text:span text:style-name="T4">n</text:span><text:span text:style-name="T4">al </text:span><text:span text:style-name="T4">L</text:span><text:span text:style-name="T4">a</text:span><text:span text:style-name="T4">b</text:span><text:span text:style-name="T4">o</text:span><text:span text:style-name="T4">r</text:span><text:span text:style-name="T4">a</text:span><text:span text:style-name="T4">t</text:span><text:span text:style-name="T4">o</text:span><text:span text:style-name="T4">r</text:span><text:span text:style-name="T4">y</text:span></text:p>
          </draw:text-box>
        </draw:frame>
        <draw:frame draw:name="Slide Number Placeholder 3" presentation:style-name="pr3" draw:text-style-name="P6" draw:layer="layout" svg:width="2.506cm" svg:height="0.76cm" svg:x="22.647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Subtitle 2" draw:style-name="gr1" draw:text-style-name="P8" draw:layer="layout" svg:width="19.049cm" svg:height="3.449cm" svg:x="3.598cm" svg:y="10.769cm">
          <text:p text:style-name="P7"><text:span text:style-name="T2"/></text:p>
          <text:p text:style-name="P7"><text:span text:style-name="T2">May 2020</text:span></text:p>
          <text:p text:style-name="P7"><text:span text:style-name="T2">Knoxville, TN, U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1.429cm" svg:height="6.428cm" svg:x="6.985cm" svg:y="2.381cm" draw:page-number="1" presentation:class="page"/>
          <draw:frame draw:name="Notes Placeholder 2" presentation:style-name="pr4" draw:text-style-name="P9" draw:layer="layout" svg:width="20.319cm" svg:height="7.5cm" svg:x="2.54cm" svg:y="9.168cm" presentation:class="notes" presentation:placeholder="true" presentation:user-transformed="true">
            <draw:text-box/>
          </draw:frame>
          <draw:frame draw:name="Slide Number Placeholder 3" presentation:style-name="pr5" draw:text-style-name="P10" draw:layer="layout" svg:width="11.006cm" svg:height="0.955cm" svg:x="14.387cm" svg:y="18.094cm" presentation:class="page-number" presentation:user-transformed="true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Table of Contents" draw:style-name="dp1" draw:master-page-name="Title_20_and_20_Content" presentation:presentation-page-layout-name="AL2T11">
        <draw:frame draw:name="Title 1" presentation:style-name="pr6" draw:text-style-name="P11" draw:layer="layout" svg:width="21.907cm" svg:height="2.761cm" svg:x="1.746cm" svg:y="0.761cm" presentation:class="title" presentation:user-transformed="true">
          <draw:text-box>
            <text:p text:style-name="P1"><text:span text:style-name="T7">Table of Contents</text:span></text:p>
          </draw:text-box>
        </draw:frame>
        <draw:frame draw:name="Content Placeholder 2" presentation:style-name="pr7" draw:text-style-name="P13" draw:layer="layout" svg:width="21.907cm" svg:height="9.064cm" svg:x="1.746cm" svg:y="3.803cm" presentation:class="outline" presentation:user-transformed="true">
          <draw:text-box>
            <text:list text:style-name="L6">
              <text:list-item>
                <text:p text:style-name="P12"><text:span text:style-name="T8">Part 1: Overview and Logistics </text:span></text:p>
              </text:list-item>
              <text:list-item>
                <text:p text:style-name="P12"><text:span text:style-name="T8">Part 2: Basics </text:span></text:p>
              </text:list-item>
              <text:list-item>
                <text:p text:style-name="P12"><text:span text:style-name="T8">Part 3: Modes </text:span></text:p>
              </text:list-item>
              <text:list-item>
                <text:p text:style-name="P12"><text:span text:style-name="T8">Part 4: Visual Mode </text:span></text:p>
              </text:list-item>
              <text:list-item>
                <text:p text:style-name="P12"><text:span text:style-name="T8">Part 5: Resource file and tuning </text:span></text:p>
              </text:list-item>
              <text:list-item>
                <text:p text:style-name="P12"><text:span text:style-name="T8">Part 6: Topic</text:span></text:p>
              </text:list-item>
              <text:list-item>
                <text:p text:style-name="P12"><text:span text:style-name="T8">Part 7: vim from elsewhere</text:span></text:p>
              </text:list-item>
              <text:list-item>
                <text:p text:style-name="P12"><text:span text:style-name="T8">Part 8: Miscellaneous </text:span></text:p>
              </text:list-item>
              <text:list-item>
                <text:p text:style-name="P12"><text:span text:style-name="T8">Summary</text:span></text:p>
              </text:list-item>
              <text:list-item>
                <text:p text:style-name="P12"><text:span text:style-name="T8">Practice and Exercises (if time permits else Offline)</text:span></text:p>
              </text:list-item>
            </text:list>
            <text:p text:style-name="P12"><text:span text:style-name="T8"/></text:p>
          </draw:text-box>
        </draw:frame>
        <draw:frame draw:name="Slide Number Placeholder 3" presentation:style-name="pr8" draw:text-style-name="P6" draw:layer="layout" svg:width="2.571cm" svg:height="0.76cm" svg:x="22.575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1.429cm" svg:height="6.428cm" svg:x="6.985cm" svg:y="2.381cm" draw:page-number="2" presentation:class="page"/>
          <draw:frame draw:name="Notes Placeholder 2" presentation:style-name="pr9" draw:text-style-name="P9" draw:layer="layout" svg:width="20.319cm" svg:height="7.5cm" svg:x="2.54cm" svg:y="9.168cm" presentation:class="notes" presentation:placeholder="true" presentation:user-transformed="true">
            <draw:text-box/>
          </draw:frame>
          <draw:frame draw:name="Slide Number Placeholder 3" presentation:style-name="pr10" draw:text-style-name="P10" draw:layer="layout" svg:width="11.006cm" svg:height="0.955cm" svg:x="14.387cm" svg:y="18.094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Part 1: Overview and Logistics" draw:style-name="dp1" draw:master-page-name="Title_20_and_20_Content" presentation:presentation-page-layout-name="AL2T11">
        <draw:frame draw:name="Title 1" presentation:style-name="pr6" draw:text-style-name="P11" draw:layer="layout" svg:width="21.907cm" svg:height="2.761cm" svg:x="1.746cm" svg:y="5.931cm" presentation:class="title" presentation:user-transformed="true">
          <draw:text-box>
            <text:p text:style-name="P1"><text:span text:style-name="T7">Part 1: Overview and Logistics</text:span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TextBox 2" draw:style-name="gr3" draw:text-style-name="P8" draw:layer="layout" svg:width="2.116cm" svg:height="0.68cm" svg:x="21.126cm" svg:y="12.473cm">
          <text:p text:style-name="P15"><text:span text:style-name="T10">back to t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8" draw:layer="layout" svg:width="8.127cm" svg:height="1.013cm" svg:x="8.694cm" svg:y="8.212cm">
          <text:p text:style-name="P15"><text:span text:style-name="T11">orientation and practical stu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7cm" svg:height="7.142cm" svg:x="6.351cm" svg:y="1.447cm" draw:page-number="3" presentation:class="page"/>
          <draw:frame presentation:style-name="pr11" draw:text-style-name="P16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Overview: What shall we learn" draw:style-name="dp1" draw:master-page-name="Title_20_and_20_Content" presentation:presentation-page-layout-name="AL2T11">
        <draw:frame draw:name="Title 1" presentation:style-name="pr6" draw:text-style-name="P11" draw:layer="layout" svg:width="21.907cm" svg:height="2.761cm" svg:x="1.746cm" svg:y="0.403cm" presentation:class="title" presentation:user-transformed="true">
          <draw:text-box>
            <text:p text:style-name="P1"><text:span text:style-name="T7">Overview: What shall we learn</text:span></text:p>
          </draw:text-box>
        </draw:frame>
        <draw:frame draw:name="Content Placeholder 2" presentation:style-name="pr7" draw:text-style-name="P13" draw:layer="layout" svg:width="22.571cm" svg:height="9.064cm" svg:x="1.746cm" svg:y="3.327cm" presentation:class="outline" presentation:user-transformed="true">
          <draw:text-box>
            <text:list text:style-name="L6">
              <text:list-item>
                <text:p text:style-name="P12"><text:span text:style-name="T8">Being fluent and comfortable</text:span></text:p>
              </text:list-item>
            </text:list>
            <text:p text:style-name="P17"><text:span text:style-name="T12"/></text:p>
            <text:list text:continue-numbering="true" text:style-name="L6">
              <text:list-item>
                <text:p text:style-name="P18"><text:span text:style-name="T12">We do not cover:</text:span></text:p>
              </text:list-item>
            </text:list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1.429cm" svg:height="6.428cm" svg:x="6.985cm" svg:y="2.381cm" draw:page-number="4" presentation:class="page"/>
          <draw:frame draw:name="Notes Placeholder 2" presentation:style-name="pr12" draw:text-style-name="P9" draw:layer="layout" svg:width="20.319cm" svg:height="7.5cm" svg:x="2.54cm" svg:y="9.168cm" presentation:class="notes" presentation:placeholder="true" presentation:user-transformed="true">
            <draw:text-box/>
          </draw:frame>
          <draw:frame draw:name="Slide Number Placeholder 3" presentation:style-name="pr10" draw:text-style-name="P10" draw:layer="layout" svg:width="11.006cm" svg:height="0.955cm" svg:x="14.387cm" svg:y="18.094cm" presentation:class="page-number" presentation:user-transformed="true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Slides and practice data for download" draw:style-name="dp1" draw:master-page-name="Title_20_and_20_Content" presentation:presentation-page-layout-name="AL2T11">
        <draw:frame draw:name="Title 1" presentation:style-name="pr6" draw:text-style-name="P11" draw:layer="layout" svg:width="21.907cm" svg:height="2.761cm" svg:x="1.746cm" svg:y="0.761cm" presentation:class="title" presentation:user-transformed="true">
          <draw:text-box>
            <text:p text:style-name="P1"><text:span text:style-name="T7">Slides and practice data for </text:span><text:span text:style-name="T7">download</text:span></text:p>
          </draw:text-box>
        </draw:frame>
        <draw:frame draw:name="Content Placeholder 2" presentation:style-name="pr7" draw:text-style-name="P13" draw:layer="layout" svg:width="21.907cm" svg:height="9.064cm" svg:x="1.746cm" svg:y="3.803cm" presentation:class="outline" presentation:user-transformed="true">
          <draw:text-box>
            <text:list text:style-name="L6">
              <text:list-item>
                <text:p text:style-name="P12"><text:span text:style-name="T8">Slides and two text files available for practice</text:span></text:p>
              </text:list-item>
            </text:list>
            <text:p text:style-name="P17"><text:span text:style-name="T13"><text:a xlink:href="https://code.ornl.gov/km0/lisa19" xlink:type="simple">https://c</text:a></text:span></text:p>
            <text:list text:continue-numbering="true" text:style-name="L6">
              <text:list-item>
                <text:p text:style-name="P18"><text:span text:style-name="T8">s.py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2">Python source file</text:span></text:p>
                  </text:list-item>
                </text:list>
              </text:list-item>
              <text:list-item>
                <text:p text:style-name="P18"><text:span text:style-name="T8">prose.txt</text:span></text:p>
                <text:list>
                  <text:list-item>
                    <text:p text:style-name="P19"><text:span text:style-name="T2">Prose with sentences and paragraph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5" presentation:class="page"/>
          <draw:frame presentation:style-name="pr11" draw:text-style-name="P16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About You and Me" draw:style-name="dp1" draw:master-page-name="Title_20_and_20_Content" presentation:presentation-page-layout-name="AL2T11">
        <draw:frame draw:name="Title 1" presentation:style-name="pr6" draw:text-style-name="P11" draw:layer="layout" svg:width="21.907cm" svg:height="2.761cm" svg:x="1.746cm" svg:y="0.761cm" presentation:class="title" presentation:user-transformed="true">
          <draw:text-box>
            <text:p text:style-name="P1"><text:span text:style-name="T7">About You and Me</text:span></text:p>
          </draw:text-box>
        </draw:frame>
        <draw:frame draw:name="Content Placeholder 2" presentation:style-name="pr7" draw:text-style-name="P13" draw:layer="layout" svg:width="21.907cm" svg:height="9.064cm" svg:x="1.746cm" svg:y="3.803cm" presentation:class="outline" presentation:user-transformed="true">
          <draw:text-box>
            <text:list text:style-name="L6">
              <text:list-item>
                <text:p text:style-name="P12"><text:span text:style-name="T8">Basic exposure to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2">c</text:span></text:p>
                  </text:list-item>
                </text:list>
              </text:list-item>
              <text:list-item>
                <text:p text:style-name="P12"><text:span text:style-name="T8">About Me</text:span></text:p>
                <text:list>
                  <text:list-item>
                    <text:p text:style-name="P20"><text:span text:style-name="T2">Linux Engineer at Oak Ridge National Laboratory</text:span></text:p>
                  </text:list-item>
                  <text:list-item>
                    <text:p text:style-name="P20"><text:span text:style-name="T2">vim enthusiast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6" presentation:class="page"/>
          <draw:frame presentation:style-name="pr11" draw:text-style-name="P16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rt 2: Basics" draw:style-name="dp1" draw:master-page-name="Title_20_and_20_Content" presentation:presentation-page-layout-name="AL2T11">
        <draw:frame draw:name="Title 1" presentation:style-name="pr6" draw:text-style-name="P11" draw:layer="layout" svg:width="21.907cm" svg:height="2.761cm" svg:x="1.746cm" svg:y="4.785cm" presentation:class="title" presentation:user-transformed="true">
          <draw:text-box>
            <text:p text:style-name="P1"><text:span text:style-name="T7">part 2: Basics</text:span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TextBox 4" draw:style-name="gr3" draw:text-style-name="P8" draw:layer="layout" svg:width="2.116cm" svg:height="0.68cm" svg:x="21.126cm" svg:y="12.473cm">
          <text:p text:style-name="P15"><text:span text:style-name="T10">back to t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8" draw:layer="layout" svg:width="12.513cm" svg:height="1.013cm" svg:x="6.078cm" svg:y="7.626cm">
          <text:p text:style-name="P15"><text:span text:style-name="T11">welcome to the school of text editing wizardry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7cm" svg:height="7.142cm" svg:x="6.351cm" svg:y="1.447cm" draw:page-number="7" presentation:class="page"/>
          <draw:frame presentation:style-name="pr11" draw:text-style-name="P16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rt 8: Miscellaneous Utilities" draw:style-name="dp1" draw:master-page-name="Title_20_and_20_Content" presentation:presentation-page-layout-name="AL2T11">
        <draw:frame draw:name="Title 1" presentation:style-name="pr6" draw:text-style-name="P11" draw:layer="layout" svg:width="21.907cm" svg:height="2.761cm" svg:x="1.746cm" svg:y="5.234cm" presentation:class="title" presentation:user-transformed="true">
          <draw:text-box>
            <text:p text:style-name="P1"><text:span text:style-name="T7">part 8: Miscellaneous Utilities</text:span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TextBox 4" draw:style-name="gr3" draw:text-style-name="P8" draw:layer="layout" svg:width="2.116cm" svg:height="0.68cm" svg:x="21.126cm" svg:y="12.473cm">
          <text:p text:style-name="P15"><text:span text:style-name="T10">back to t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8" draw:layer="layout" svg:width="7.132cm" svg:height="1.013cm" svg:x="9.134cm" svg:y="8.228cm">
          <text:p text:style-name="P21"><text:span text:style-name="T11">handy like midnight sn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7cm" svg:height="7.142cm" svg:x="6.351cm" svg:y="1.447cm" draw:page-number="8" presentation:class="page"/>
          <draw:frame presentation:style-name="pr11" draw:text-style-name="P16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Random stuff - 1" draw:style-name="dp1" draw:master-page-name="Title_20_and_20_Content" presentation:presentation-page-layout-name="AL2T11">
        <draw:frame draw:name="Title 1" presentation:style-name="pr6" draw:text-style-name="P11" draw:layer="layout" svg:width="21.907cm" svg:height="2.761cm" svg:x="1.746cm" svg:y="0.761cm" presentation:class="title" presentation:user-transformed="true">
          <draw:text-box>
            <text:p text:style-name="P1"><text:span text:style-name="T7">Random stuff - 1</text:span></text:p>
          </draw:text-box>
        </draw:frame>
        <draw:frame draw:name="Content Placeholder 2" presentation:style-name="pr7" draw:text-style-name="P13" draw:layer="layout" svg:width="21.907cm" svg:height="9.064cm" svg:x="1.746cm" svg:y="3.803cm" presentation:class="outline" presentation:user-transformed="true">
          <draw:text-box>
            <text:list text:style-name="L6">
              <text:list-item>
                <text:p text:style-name="P12"><text:span text:style-name="T8">R</text:span></text:p>
              </text:list-item>
            </text:list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9" presentation:class="page"/>
          <draw:frame presentation:style-name="pr11" draw:text-style-name="P16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Random stuff - 2" draw:style-name="dp1" draw:master-page-name="Title_20_and_20_Content" presentation:presentation-page-layout-name="AL2T11">
        <draw:frame draw:name="Title 1" presentation:style-name="pr6" draw:text-style-name="P11" draw:layer="layout" svg:width="21.907cm" svg:height="2.761cm" svg:x="1.746cm" svg:y="0.761cm" presentation:class="title" presentation:user-transformed="true">
          <draw:text-box>
            <text:p text:style-name="P1"><text:span text:style-name="T7">Random stuff - 2</text:span></text:p>
          </draw:text-box>
        </draw:frame>
        <draw:frame draw:name="Content Placeholder 2" presentation:style-name="pr7" draw:text-style-name="P13" draw:layer="layout" svg:width="21.907cm" svg:height="9.064cm" svg:x="1.746cm" svg:y="3.803cm" presentation:class="outline" presentation:user-transformed="true">
          <draw:text-box>
            <text:list text:style-name="L6">
              <text:list-item>
                <text:p text:style-name="P12"><text:span text:style-name="T8">R</text:span></text:p>
              </text:list-item>
            </text:list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0" presentation:class="page"/>
          <draw:frame presentation:style-name="pr11" draw:text-style-name="P16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Summary" draw:style-name="dp1" draw:master-page-name="Title_20_and_20_Content" presentation:presentation-page-layout-name="AL2T11">
        <draw:frame draw:name="Title 1" presentation:style-name="pr6" draw:text-style-name="P11" draw:layer="layout" svg:width="21.907cm" svg:height="2.761cm" svg:x="1.746cm" svg:y="0.761cm" presentation:class="title" presentation:user-transformed="true">
          <draw:text-box>
            <text:p text:style-name="P1"><text:span text:style-name="T7">Summary</text:span></text:p>
          </draw:text-box>
        </draw:frame>
        <draw:frame draw:name="Content Placeholder 2" presentation:style-name="pr7" draw:text-style-name="P13" draw:layer="layout" svg:width="21.907cm" svg:height="9.064cm" svg:x="1.746cm" svg:y="3.803cm" presentation:class="outline" presentation:user-transformed="true">
          <draw:text-box>
            <text:list text:style-name="L6">
              <text:list-item>
                <text:p text:style-name="P12"><text:span text:style-name="T8">L</text:span></text:p>
              </text:list-item>
            </text:list>
            <text:p text:style-name="P12"><text:span text:style-name="T8"/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TextBox 4" draw:style-name="gr3" draw:text-style-name="P8" draw:layer="layout" svg:width="2.116cm" svg:height="0.68cm" svg:x="21.126cm" svg:y="12.473cm">
          <text:p text:style-name="P15"><text:span text:style-name="T10">back to t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7cm" svg:height="7.142cm" svg:x="6.351cm" svg:y="1.447cm" draw:page-number="11" presentation:class="page"/>
          <draw:frame presentation:style-name="pr11" draw:text-style-name="P16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Credits, references and resources" draw:style-name="dp1" draw:master-page-name="Title_20_and_20_Content" presentation:presentation-page-layout-name="AL2T11">
        <draw:frame draw:name="Title 1" presentation:style-name="pr6" draw:text-style-name="P11" draw:layer="layout" svg:width="21.907cm" svg:height="2.761cm" svg:x="1.746cm" svg:y="0.761cm" presentation:class="title" presentation:user-transformed="true">
          <draw:text-box>
            <text:p text:style-name="P1"><text:span text:style-name="T7">Credits, references and resources</text:span></text:p>
          </draw:text-box>
        </draw:frame>
        <draw:frame draw:name="Content Placeholder 2" presentation:style-name="pr7" draw:text-style-name="P13" draw:layer="layout" svg:width="21.907cm" svg:height="9.064cm" svg:x="1.746cm" svg:y="3.803cm" presentation:class="outline" presentation:user-transformed="true">
          <draw:text-box>
            <text:list text:style-name="L6">
              <text:list-item>
                <text:p text:style-name="P12"><text:span text:style-name="T8">The man, info and doc pages</text:span></text:p>
              </text:list-item>
            </text:list>
            <text:p text:style-name="P12"><text:span text:style-name="T8"/></text:p>
            <text:p text:style-name="P12"><text:span text:style-name="T8"/></text:p>
            <text:p text:style-name="P12"><text:span text:style-name="T8"/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1.429cm" svg:height="6.428cm" svg:x="6.985cm" svg:y="2.381cm" draw:page-number="12" presentation:class="page"/>
          <draw:frame draw:name="Notes Placeholder 2" presentation:style-name="pr13" draw:text-style-name="P4" draw:layer="layout" svg:width="20.319cm" svg:height="7.5cm" svg:x="2.54cm" svg:y="9.168cm" presentation:class="notes" presentation:user-transformed="true">
            <draw:text-box>
              <text:p text:style-name="P22"><text:span text:style-name="T14">http://www.catb.org/esr/writings/taoup/html/ch10s05.html</text:span></text:p>
            </draw:text-box>
          </draw:frame>
          <draw:frame draw:name="Slide Number Placeholder 3" presentation:style-name="pr10" draw:text-style-name="P10" draw:layer="layout" svg:width="11.006cm" svg:height="0.955cm" svg:x="14.387cm" svg:y="18.094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Where to go from here" draw:style-name="dp1" draw:master-page-name="Title_20_and_20_Content" presentation:presentation-page-layout-name="AL2T11">
        <draw:frame draw:name="Title 1" presentation:style-name="pr6" draw:text-style-name="P11" draw:layer="layout" svg:width="21.907cm" svg:height="2.761cm" svg:x="1.746cm" svg:y="0.761cm" presentation:class="title" presentation:user-transformed="true">
          <draw:text-box>
            <text:p text:style-name="P1"><text:span text:style-name="T7">Where to go from here</text:span></text:p>
          </draw:text-box>
        </draw:frame>
        <draw:frame draw:name="Content Placeholder 2" presentation:style-name="pr7" draw:text-style-name="P13" draw:layer="layout" svg:width="21.907cm" svg:height="9.064cm" svg:x="1.746cm" svg:y="3.803cm" presentation:class="outline" presentation:user-transformed="true">
          <draw:text-box>
            <text:list text:style-name="L6">
              <text:list-item>
                <text:p text:style-name="P12"><text:span text:style-name="T15"><text:a xlink:href="http://www.github.com/jlevy/the-art-of-command-line" xlink:type="simple">github.com/jlevy/the-art-of-command-line</text:a></text:span></text:p>
              </text:list-item>
              <text:list-item>
                <text:p text:style-name="P12"><text:span text:style-name="T15"><text:a xlink:href="http://www.jeroenjanssens.com/2013/08/16/quickly-navigate-your-filesystem-from-the-command-line.html" xlink:type="simple">jeroenjanssens.com/2013/08/16/quickly-navigate-your-filesystem-from-the-command-line.html</text:a></text:span></text:p>
              </text:list-item>
            </text:list>
            <text:p text:style-name="P12"><text:span text:style-name="T8"/></text:p>
            <text:p text:style-name="P12"><text:span text:style-name="T8"/></text:p>
            <text:p text:style-name="P17"><text:span text:style-name="T8"/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3" presentation:class="page"/>
          <draw:frame presentation:style-name="pr11" draw:text-style-name="P16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Thank you for your time and attention&#10;Questions?" draw:style-name="dp1" draw:master-page-name="Title_20_and_20_Content" presentation:presentation-page-layout-name="AL2T11">
        <draw:frame draw:name="Title 1" presentation:style-name="pr14" draw:text-style-name="P11" draw:layer="layout" svg:width="21.907cm" svg:height="2.185cm" svg:x="1.746cm" svg:y="6.051cm" presentation:class="title" presentation:user-transformed="true">
          <draw:text-box>
            <text:p text:style-name="P1"><text:span text:style-name="T7">Thank you for your time and </text:span><text:span text:style-name="T7">attention</text:span><text:span text:style-name="T7"><text:line-break/></text:span><text:span text:style-name="T7">Questions?</text:span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4" presentation:class="page"/>
          <draw:frame presentation:style-name="pr11" draw:text-style-name="P16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ractice and Exercises" draw:style-name="dp1" draw:master-page-name="Title_20_and_20_Content" presentation:presentation-page-layout-name="AL2T11">
        <draw:frame draw:name="Title 1" presentation:style-name="pr6" draw:text-style-name="P11" draw:layer="layout" svg:width="21.907cm" svg:height="2.761cm" svg:x="1.746cm" svg:y="0.761cm" presentation:class="title" presentation:user-transformed="true">
          <draw:text-box>
            <text:p text:style-name="P1"><text:span text:style-name="T7">Practice and Exercises</text:span></text:p>
          </draw:text-box>
        </draw:frame>
        <draw:frame draw:name="Content Placeholder 2" presentation:style-name="pr15" draw:text-style-name="P13" draw:layer="layout" svg:width="21.907cm" svg:height="9.064cm" svg:x="1.746cm" svg:y="3.803cm" presentation:class="outline" presentation:user-transformed="true">
          <draw:text-box>
            <text:list text:style-name="L6">
              <text:list-item>
                <text:p text:style-name="P12"><text:span text:style-name="T8">Create</text:span></text:p>
              </text:list-item>
            </text:list>
            <text:p text:style-name="P12"><text:span text:style-name="T8"/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5" presentation:class="page"/>
          <draw:frame presentation:style-name="pr11" draw:text-style-name="P16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Alternative location for Slides and Data" draw:style-name="dp1" draw:master-page-name="Title_20_and_20_Content" presentation:presentation-page-layout-name="AL2T11">
        <draw:frame draw:name="Title 1" presentation:style-name="pr6" draw:text-style-name="P11" draw:layer="layout" svg:width="21.907cm" svg:height="2.761cm" svg:x="1.746cm" svg:y="0.761cm" presentation:class="title" presentation:user-transformed="true">
          <draw:text-box>
            <text:p text:style-name="P1"><text:span text:style-name="T7">Alternative location for Slides and </text:span><text:span text:style-name="T7">Data</text:span></text:p>
          </draw:text-box>
        </draw:frame>
        <draw:frame draw:name="Content Placeholder 2" presentation:style-name="pr16" draw:text-style-name="P13" draw:layer="layout" svg:width="24.151cm" svg:height="9.064cm" svg:x="0.667cm" svg:y="3.803cm" presentation:class="outline" presentation:user-transformed="true">
          <draw:text-box>
            <text:p text:style-name="P3"><text:span text:style-name="T13"><text:a xlink:href="https://github.com/ketancmaheshwari/lisa19" xlink:type="simple">https://</text:a></text:span><text:span text:style-name="T13"><text:a xlink:href="https://github.com/ketancmaheshwari/lisa19" xlink:type="simple">github.com</text:a></text:span><text:span text:style-name="T13"><text:a xlink:href="https://github.com/ketancmaheshwari/lisa19" xlink:type="simple">/</text:a></text:span><text:span text:style-name="T13"><text:a xlink:href="https://github.com/ketancmaheshwari/lisa19" xlink:type="simple">ketancmaheshwari</text:a></text:span><text:span text:style-name="T13"><text:a xlink:href="https://github.com/ketancmaheshwari/lisa19" xlink:type="simple">/lisa19</text:a></text:span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6" presentation:class="page"/>
          <draw:frame presentation:style-name="pr11" draw:text-style-name="P16" draw:layer="layout" svg:width="20.319cm" svg:height="8.571cm" svg:x="2.54cm" svg:y="9.0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Courier" svg:font-family="Courier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0.952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5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33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left="0cm" fo:margin-right="0cm" fo:margin-top="0.265cm" fo:margin-bottom="0cm" fo:line-height="100%" fo:text-align="start" fo:text-indent="0cm" style:punctuation-wrap="hanging" style:writing-mode="lr-tb"/>
      <style:text-properties fo:font-size="21pt" fo:hyphenate="false"/>
    </style:style>
    <style:style style:name="MP13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font-size="21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859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859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3.81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9.049cm" svg:height="4.973cm" svg:x="3.175cm" svg:y="2.338cm" presentation:class="title" presentation:user-transformed="true">
        <draw:text-box>
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Date Placeholder 3" presentation:style-name="Mpr2" draw:text-style-name="MP8" draw:layer="backgroundobjects" svg:width="5.714cm" svg:height="0.76cm" svg:x="1.746cm" svg:y="13.242cm" presentation:class="date-time" presentation:user-transformed="true">
        <draw:text-box>
          <text:p text:style-name="MP7"><text:span text:style-name="MT2"><text:date style:data-style-name="D4" text:date-value="2020-05-29">05/29/2020</text:date></text:span></text:p>
        </draw:text-box>
      </draw:frame>
      <draw:frame draw:name="Footer Placeholder 4" presentation:style-name="Mpr2" draw:text-style-name="MP8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0.76cm" svg:x="17.939cm" svg:y="13.24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1.907cm" svg:height="2.761cm" svg:x="1.746cm" svg:y="0.761cm" presentation:class="title" presentation:user-transformed="true">
        <draw:text-box>
          <text:p text:style-name="MP10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6" draw:text-style-name="MP14" draw:layer="backgroundobjects" svg:width="21.907cm" svg:height="9.064cm" svg:x="1.746cm" svg:y="3.803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714cm" svg:height="0.76cm" svg:x="1.746cm" svg:y="13.242cm" presentation:class="date-time" presentation:user-transformed="true">
        <draw:text-box>
          <text:p text:style-name="MP7"><text:span text:style-name="MT2"><text:date style:data-style-name="D4" text:date-value="2020-05-29">05/29/2020</text:date></text:span></text:p>
        </draw:text-box>
      </draw:frame>
      <draw:frame draw:name="Footer Placeholder 4" presentation:style-name="Mpr7" draw:text-style-name="MP8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714cm" svg:height="0.76cm" svg:x="17.939cm" svg:y="13.24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3">
        <draw:page-thumbnail presentation:style-name="Title_20_and_20_Content-title" draw:layer="backgroundobjects" svg:width="12.697cm" svg:height="7.142cm" svg:x="6.351cm" svg:y="1.447cm" presentation:class="page"/>
        <draw:frame presentation:style-name="Title_20_and_20_Content-notes" draw:layer="backgroundobjects" svg:width="20.319cm" svg:height="8.571cm" svg:x="2.54cm" svg:y="9.048cm" presentation:class="notes" presentation:placeholder="true">
          <draw:text-box/>
        </draw:frame>
        <draw:frame presentation:style-name="Mpr8" draw:text-style-name="MP2" draw:layer="backgroundobjects" svg:width="11.022cm" svg:height="0.951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11.022cm" svg:height="0.951cm" svg:x="14.377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11.022cm" svg:height="0.951cm" svg:x="0cm" svg:y="18.098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11.022cm" svg:height="0.951cm" svg:x="14.377cm" svg:y="18.098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inux Power Tools</dc:title>
    <meta:initial-creator>Microsoft Office User</meta:initial-creator>
    <meta:editing-cycles>1924</meta:editing-cycles>
    <meta:print-date>2019-10-28T17:12:39</meta:print-date>
    <meta:creation-date>2016-08-27T04:51:03</meta:creation-date>
    <dc:date>2020-05-29T12:39:46.466477861</dc:date>
    <meta:editing-duration>P30DT17H21M5S</meta:editing-duration>
    <meta:generator>LibreOffice/5.3.6.1$Linux_X86_64 LibreOffice_project/30$Build-1</meta:generator>
    <meta:document-statistic meta:object-count="12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Office Theme" xlink:href=""/>
  </office:meta>
</office:document-meta>
</file>